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office:annotation draw:style-name="gr1" svg:width="2.899cm" svg:height="1.799cm" svg:x="14.641cm" svg:y="0cm" draw:caption-point-x="-0.61cm" draw:caption-point-y="0.01cm">
              <dc:creator>Jérôme Quelin</dc:creator>
              <dc:date>2026-03-06T00:00:00</dc:date>
              <text:p>Whether to add some bonus pilots at avg level for free</text:p>
            </office:annotation>
            <text:p>bonu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office:value-type="float" office:value="1" calcext:value-type="float">
            <office:annotation draw:style-name="gr1" svg:width="2.899cm" svg:height="1.799cm" svg:x="14.641cm" svg:y="2.112cm" draw:caption-point-x="-0.61cm" draw:caption-point-y="1.51cm">
              <dc:creator>Jérôme Quelin</dc:creator>
              <dc:date>2026-03-06T00:00:00</dc:date>
              <text:p>One GCI for free</text:p>
            </office:annotation>
            <text:p>1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office:annotation draw:style-name="gr2" svg:width="2.899cm" svg:height="2.966cm" svg:x="28.75cm" svg:y="0cm" draw:caption-point-x="-0.61cm" draw:caption-point-y="0.01cm">
              <dc:creator>Jérôme Quelin</dc:creator>
              <dc:date>2026-03-06T00:00:00</dc:date>
              <text:p>Bonus aircraft cannot be selected in squadron. However, there will be a bonus aircraft added.</text:p>
            </office:annotation>
            <text:p>bonu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3" draw:text-style-name="P2" svg:width="2.899cm" svg:height="1.799cm" svg:x="17.059cm" svg:y="86.552cm" draw:caption-point-x="-0.61cm" draw:caption-point-y="-42.29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3" draw:text-style-name="P2" svg:width="2.899cm" svg:height="1.799cm" svg:x="17.059cm" svg:y="87.456cm" draw:caption-point-x="-0.61cm" draw:caption-point-y="-42.742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3" draw:text-style-name="P2" svg:width="2.899cm" svg:height="1.799cm" svg:x="17.059cm" svg:y="88.36cm" draw:caption-point-x="-0.61cm" draw:caption-point-y="-43.194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3" draw:text-style-name="P2" svg:width="2.899cm" svg:height="1.799cm" svg:x="17.059cm" svg:y="89.262cm" draw:caption-point-x="-0.61cm" draw:caption-point-y="-43.645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3" draw:text-style-name="P2" svg:width="2.899cm" svg:height="1.799cm" svg:x="17.059cm" svg:y="91.068cm" draw:caption-point-x="-0.61cm" draw:caption-point-y="-44.548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3" draw:text-style-name="P2" svg:width="2.899cm" svg:height="1.799cm" svg:x="17.059cm" svg:y="91.972cm" draw:caption-point-x="-0.61cm" draw:caption-point-y="-45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3" draw:text-style-name="P2" svg:width="2.899cm" svg:height="1.799cm" svg:x="17.059cm" svg:y="93.778cm" draw:caption-point-x="-0.61cm" draw:caption-point-y="-45.903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3" draw:text-style-name="P2" svg:width="2.899cm" svg:height="1.799cm" svg:x="17.059cm" svg:y="97.39cm" draw:caption-point-x="-0.61cm" draw:caption-point-y="-47.709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3" draw:text-style-name="P2" svg:width="2.899cm" svg:height="1.799cm" svg:x="17.059cm" svg:y="98.294cm" draw:caption-point-x="-0.61cm" draw:caption-point-y="-48.16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svg:width="2.899cm" svg:height="1.799cm" svg:x="8.201cm" svg:y="115.452cm" draw:caption-point-x="-0.61cm" draw:caption-point-y="-56.74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3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3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4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20.454cm" svg:y="0cm" draw:caption-point-x="-0.61cm" draw:caption-point-y="0.01cm">
              <dc:creator>Jérôme Quelin</dc:creator>
              <dc:date>2026-03-06T00:00:00</dc:date>
              <text:p>Exact match or starts with (ignore case)</text:p>
            </office:annotation>
            <text:p>aircraft</text:p>
          </table:table-cell>
          <table:table-cell office:value-type="string" calcext:value-type="string">
            <text:p>nb fixed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/>
        <table:database-range table:name="__Anonymous_Sheet_DB__2" table:target-range-address="pilots.A1:pilots.H1106" table:display-filter-buttons="true"/>
        <table:database-range table:name="__Anonymous_Sheet_DB__3" table:target-range-address="campaigns.A1:campaigns.O16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473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10:53:29.508688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10T11:44:41.118384186</dc:date>
    <meta:editing-duration>P11DT6H34M44S</meta:editing-duration>
    <meta:editing-cycles>256</meta:editing-cycles>
    <meta:generator>LibreOffice/24.2.7.2$Linux_X86_64 LibreOffice_project/420$Build-2</meta:generator>
    <dc:creator>Jérôme Quelin</dc:creator>
    <meta:document-statistic meta:table-count="7" meta:cell-count="13361" meta:object-count="0"/>
  </office:meta>
</office:document-meta>
</file>